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5f0" officeooo:paragraph-rsid="001235f0"/>
    </style:style>
    <style:style style:name="P2" style:family="paragraph" style:parent-style-name="Standard">
      <style:text-properties fo:font-weight="bold" officeooo:rsid="001235f0" officeooo:paragraph-rsid="001235f0" style:font-weight-asian="bold" style:font-weight-complex="bold"/>
    </style:style>
    <style:style style:name="P3" style:family="paragraph" style:parent-style-name="Standard">
      <style:text-properties fo:font-weight="normal" officeooo:rsid="001235f0" officeooo:paragraph-rsid="001235f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cription of code</text:p>
      <text:p text:style-name="P1"/>
      <text:p text:style-name="P1">The base folder HCV_J contains all the fitting algorithms, R code for running models and the shiny web-page code</text:p>
      <text:p text:style-name="P1"/>
      <text:p text:style-name="P2">Fitting algorithms</text:p>
      <text:p text:style-name="P2"/>
      <text:p text:style-name="P3">The code for fitting the epidemic data to the PWID (current and former population) is the folder HCV_Fit_inc. The fitting code is contained in <text:span text:style-name="T1">solveGA_US_v5E_inci.R </text:span>and an optimum solution is saved to<text:span text:style-name="T1"> Jfittwo_v6D,rds. </text:span>Note there isn’t a unique solution hence this is one of a possible set of fitting parameters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3:05:44.364668839</meta:creation-date>
    <dc:date>2021-06-25T13:30:15.083728468</dc:date>
    <meta:editing-duration>PT13M40S</meta:editing-duration>
    <meta:editing-cycles>1</meta:editing-cycles>
    <meta:document-statistic meta:table-count="0" meta:image-count="0" meta:object-count="0" meta:page-count="1" meta:paragraph-count="4" meta:word-count="74" meta:character-count="460" meta:non-whitespace-character-count="390"/>
    <meta:generator>LibreOffice/6.4.7.2$Linux_X86_64 LibreOffice_project/40$Build-2</meta:generator>
  </office:meta>
</office:document-meta>
</file>